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MD:</text:p>
      <text:p text:style-name="Standard">grep</text:p>
      <text:p text:style-name="Standard">sed</text:p>
      <text:p text:style-name="Standard">awk</text:p>
      <text:p text:style-name="Standard">c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8T09:16:59.323842644</meta:creation-date>
    <dc:date>2014-03-28T09:17:23.602424248</dc:date>
    <meta:editing-duration>P0D</meta:editing-duration>
    <meta:editing-cycles>1</meta:editing-cycles>
    <meta:document-statistic meta:table-count="0" meta:image-count="0" meta:object-count="0" meta:page-count="1" meta:paragraph-count="5" meta:word-count="5" meta:character-count="17" meta:non-whitespace-character-count="17"/>
    <meta:generator>LibreOffice/4.2.2.1$Linux_X86_64 LibreOffice_project/f2f45ee3880ac00d95d5e0d6d6ed11db4bb046db</meta:generator>
  </office:meta>
</office:document-meta>
</file>